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ГОСТ 2.304-81" svg:font-family="'ГОСТ 2.304-81'"/>
    <style:font-face style:name="ГОСТ 2.304-811" svg:font-family="'ГОСТ 2.304-8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ГОСТ 2.304-811" fo:font-size="18pt" fo:language="de" fo:country="DE" fo:font-style="normal" style:letter-kerning="false" fo:background-color="transparent" style:font-size-asian="18pt" style:font-style-asian="normal" style:font-size-complex="18pt" style:font-style-complex="normal"/>
    </style:style>
    <style:style style:name="P2" style:family="paragraph" style:parent-style-name="Standard">
      <style:text-properties style:font-name="ГОСТ 2.304-811" fo:font-size="18pt" fo:language="de" fo:country="DE" fo:font-style="normal" style:letter-kerning="true" fo:background-color="transparent" style:font-size-asian="18pt" style:font-style-asian="normal" style:font-size-complex="18pt" style:font-style-complex="normal"/>
    </style:style>
    <style:style style:name="P3" style:family="paragraph" style:parent-style-name="Standard">
      <style:text-properties style:font-name="ГОСТ 2.304-811" fo:font-size="18pt" fo:language="ru" fo:country="RU" fo:font-style="normal" style:letter-kerning="false" fo:background-color="transparent" style:font-size-asian="18pt" style:font-style-asian="normal" style:font-size-complex="18pt" style:font-style-complex="normal"/>
    </style:style>
    <style:style style:name="P4" style:family="paragraph" style:parent-style-name="Standard">
      <style:text-properties style:font-name="ГОСТ 2.304-811" fo:font-size="18pt" fo:language="ru" fo:country="RU" fo:font-style="normal" style:letter-kerning="true" fo:background-color="transparent" style:font-size-asian="18pt" style:font-style-asian="normal" style:font-size-complex="18pt" style:font-style-complex="normal"/>
    </style:style>
    <style:style style:name="P5" style:family="paragraph" style:parent-style-name="Standard">
      <style:text-properties style:font-name="ГОСТ 2.304-81" fo:font-size="18pt" fo:language="de" fo:country="DE" fo:font-style="normal" style:letter-kerning="false" fo:background-color="transparent" style:font-size-asian="18pt" style:font-style-asian="normal" style:font-size-complex="18pt" style:font-style-complex="normal"/>
    </style:style>
    <style:style style:name="P6" style:family="paragraph" style:parent-style-name="Standard">
      <style:text-properties style:font-name="ГОСТ 2.304-81" fo:font-size="18pt" fo:language="de" fo:country="DE" fo:font-style="italic" style:letter-kerning="false" fo:background-color="transparent" style:font-size-asian="18pt" style:font-style-asian="italic" style:font-size-complex="18pt" style:font-style-complex="italic"/>
    </style:style>
    <style:style style:name="P7" style:family="paragraph" style:parent-style-name="Standard">
      <style:text-properties style:font-name="ГОСТ 2.304-81" fo:font-size="18pt" fo:language="ru" fo:country="RU" fo:font-style="normal" style:letter-kerning="true" fo:background-color="transparent" style:font-size-asian="18pt" style:font-style-asian="italic" style:font-size-complex="18pt" style:font-style-complex="italic"/>
    </style:style>
    <style:style style:name="T1" style:family="text">
      <style:text-properties style:font-name="ГОСТ 2.304-81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aăaa аăӗt̆в</text:p>
      <text:p text:style-name="P4">абвгдеёжзиклмнопрстуфхцчшщъыьэюя</text:p>
      <text:p text:style-name="P3"/>
      <text:p text:style-name="P1">i <text:span text:style-name="T2">ǐ</text:span><text:span text:style-name="T1"> <text:s/>j j̈</text:span></text:p>
      <text:p text:style-name="P5">ľll</text:p>
      <text:p text:style-name="P6">55% 4%</text:p>
      <text:p text:style-name="P7">. .. ... .... ..... .,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ГОСТ 2.304-81" svg:font-family="'ГОСТ 2.304-81'"/>
    <style:font-face style:name="ГОСТ 2.304-811" svg:font-family="'ГОСТ 2.304-8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Бетке</meta:initial-creator>
    <meta:creation-date>2015-04-02T23:43:14.89</meta:creation-date>
    <dc:date>2015-05-24T12:35:40.89</dc:date>
    <meta:editing-duration>PT1H35M44S</meta:editing-duration>
    <meta:editing-cycles>12</meta:editing-cycles>
    <meta:generator>OpenOffice/4.0.1$Win32 OpenOffice.org_project/401m5$Build-9714</meta:generator>
    <dc:creator>Сергей Бетке</dc:creator>
    <meta:document-statistic meta:table-count="0" meta:image-count="0" meta:object-count="0" meta:page-count="1" meta:paragraph-count="6" meta:word-count="16" meta:character-count="89"/>
  </office:meta>
</office:document-meta>
</file>